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318a4" officeooo:paragraph-rsid="001318a4"/>
    </style:style>
    <style:style style:name="P2" style:family="paragraph" style:parent-style-name="Standard" style:list-style-name="L2">
      <style:text-properties officeooo:rsid="001318a4" officeooo:paragraph-rsid="00182ecc"/>
    </style:style>
    <style:style style:name="P3" style:family="paragraph" style:parent-style-name="Standard" style:list-style-name="L2">
      <style:text-properties officeooo:rsid="001318a4" officeooo:paragraph-rsid="001a71af"/>
    </style:style>
    <style:style style:name="P4" style:family="paragraph" style:parent-style-name="Standard">
      <style:text-properties fo:font-size="26pt" officeooo:rsid="001318a4" officeooo:paragraph-rsid="001318a4" style:font-size-asian="26pt" style:font-size-complex="26pt"/>
    </style:style>
    <style:style style:name="P5" style:family="paragraph" style:parent-style-name="Standard">
      <style:text-properties fo:font-size="26pt" fo:font-weight="bold" officeooo:rsid="001318a4" officeooo:paragraph-rsid="001318a4" style:font-size-asian="26pt" style:font-weight-asian="bold" style:font-size-complex="26pt" style:font-weight-complex="bold"/>
    </style:style>
    <style:style style:name="P6" style:family="paragraph" style:parent-style-name="Standard">
      <style:text-properties fo:font-size="16pt" fo:font-weight="bold" officeooo:rsid="001318a4" officeooo:paragraph-rsid="001318a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6pt" fo:font-weight="bold" officeooo:rsid="001318a4" officeooo:paragraph-rsid="001318a4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318a4" officeooo:paragraph-rsid="001a71af" style:font-size-asian="16pt" style:font-weight-asian="bold" style:font-size-complex="16pt" style:font-weight-complex="bold"/>
    </style:style>
    <style:style style:name="P9" style:family="paragraph" style:parent-style-name="Standard" style:list-style-name="L5">
      <style:text-properties fo:font-size="16pt" fo:font-weight="bold" officeooo:rsid="00138cd7" officeooo:paragraph-rsid="00138cd7" style:font-size-asian="16pt" style:font-weight-asian="bold" style:font-size-complex="16pt" style:font-weight-complex="bold"/>
    </style:style>
    <style:style style:name="P10" style:family="paragraph" style:parent-style-name="Standard" style:list-style-name="L5">
      <style:text-properties fo:font-size="16pt" fo:font-weight="bold" officeooo:rsid="00138cd7" officeooo:paragraph-rsid="001a71af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fo:font-size="16pt" fo:font-weight="bold" officeooo:rsid="00169669" officeooo:paragraph-rsid="00169669" style:font-size-asian="16pt" style:font-weight-asian="bold" style:font-size-complex="16pt" style:font-weight-complex="bold"/>
    </style:style>
    <style:style style:name="P12" style:family="paragraph" style:parent-style-name="Standard" style:list-style-name="L2">
      <style:text-properties officeooo:paragraph-rsid="001318a4"/>
    </style:style>
    <style:style style:name="P13" style:family="paragraph" style:parent-style-name="Standard" style:list-style-name="L2">
      <style:text-properties officeooo:paragraph-rsid="00182ecc"/>
    </style:style>
    <style:style style:name="P14" style:family="paragraph" style:parent-style-name="Standard" style:list-style-name="L2">
      <style:text-properties officeooo:paragraph-rsid="001a71af"/>
    </style:style>
    <style:style style:name="P15" style:family="paragraph" style:parent-style-name="Standard" style:list-style-name="L2">
      <style:text-properties officeooo:rsid="00138cd7" officeooo:paragraph-rsid="00138cd7"/>
    </style:style>
    <style:style style:name="P16" style:family="paragraph" style:parent-style-name="Standard" style:list-style-name="L2">
      <style:text-properties officeooo:rsid="00138cd7" officeooo:paragraph-rsid="00182ecc"/>
    </style:style>
    <style:style style:name="P17" style:family="paragraph" style:parent-style-name="Standard" style:list-style-name="L2">
      <style:text-properties officeooo:rsid="00138cd7" officeooo:paragraph-rsid="001a71af"/>
    </style:style>
    <style:style style:name="P18" style:family="paragraph" style:parent-style-name="Standard">
      <style:text-properties fo:font-weight="bold" officeooo:rsid="00138cd7" officeooo:paragraph-rsid="00138cd7" style:font-weight-asian="bold" style:font-weight-complex="bold"/>
    </style:style>
    <style:style style:name="P19" style:family="paragraph" style:parent-style-name="Standard">
      <style:text-properties fo:font-weight="bold" officeooo:rsid="00138cd7" officeooo:paragraph-rsid="001a71af" style:font-weight-asian="bold" style:font-weight-complex="bold"/>
    </style:style>
    <style:style style:name="P20" style:family="paragraph" style:parent-style-name="Standard" style:list-style-name="L9">
      <style:text-properties fo:font-weight="bold" officeooo:rsid="001961f3" officeooo:paragraph-rsid="001961f3" style:font-weight-asian="bold" style:font-weight-complex="bold"/>
    </style:style>
    <style:style style:name="P21" style:family="paragraph" style:parent-style-name="Standard" style:list-style-name="L9">
      <style:text-properties fo:font-weight="bold" officeooo:rsid="001961f3" officeooo:paragraph-rsid="001a71af" style:font-weight-asian="bold" style:font-weight-complex="bold"/>
    </style:style>
    <style:style style:name="P22" style:family="paragraph" style:parent-style-name="Standard">
      <style:text-properties fo:font-weight="bold" officeooo:rsid="001a58f9" officeooo:paragraph-rsid="001a58f9" style:font-weight-asian="bold" style:font-weight-complex="bold"/>
    </style:style>
    <style:style style:name="P23" style:family="paragraph" style:parent-style-name="Standard">
      <style:text-properties fo:font-weight="bold" officeooo:rsid="001a58f9" officeooo:paragraph-rsid="001a71af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71af" officeooo:paragraph-rsid="001a71af" style:font-weight-asian="bold" style:font-weight-complex="bold"/>
    </style:style>
    <style:style style:name="P25" style:family="paragraph" style:parent-style-name="Standard" style:list-style-name="L2">
      <style:text-properties officeooo:rsid="0015000f" officeooo:paragraph-rsid="0015000f"/>
    </style:style>
    <style:style style:name="P26" style:family="paragraph" style:parent-style-name="Standard" style:list-style-name="L2">
      <style:text-properties officeooo:rsid="0015000f" officeooo:paragraph-rsid="001a71af"/>
    </style:style>
    <style:style style:name="P27" style:family="paragraph" style:parent-style-name="Standard">
      <style:paragraph-properties fo:text-align="center" style:justify-single-word="false"/>
      <style:text-properties fo:font-size="22pt" fo:font-weight="bold" officeooo:rsid="001318a4" officeooo:paragraph-rsid="00169669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2pt" fo:font-weight="bold" officeooo:rsid="001318a4" officeooo:paragraph-rsid="001a71af" style:font-size-asian="22pt" style:font-weight-asian="bold" style:font-size-complex="22pt" style:font-weight-complex="bold"/>
    </style:style>
    <style:style style:name="P29" style:family="paragraph" style:parent-style-name="Standard">
      <style:text-properties officeooo:paragraph-rsid="00169669"/>
    </style:style>
    <style:style style:name="P30" style:family="paragraph" style:parent-style-name="Standard">
      <style:text-properties officeooo:rsid="00169669" officeooo:paragraph-rsid="00169669"/>
    </style:style>
    <style:style style:name="P31" style:family="paragraph" style:parent-style-name="Standard">
      <style:text-properties officeooo:rsid="00169669" officeooo:paragraph-rsid="001a71af"/>
    </style:style>
    <style:style style:name="P32" style:family="paragraph" style:parent-style-name="Standard" style:list-style-name="L9">
      <style:text-properties fo:font-weight="normal" officeooo:rsid="00169669" officeooo:paragraph-rsid="00169669" style:font-weight-asian="normal" style:font-weight-complex="normal"/>
    </style:style>
    <style:style style:name="P33" style:family="paragraph" style:parent-style-name="Standard" style:list-style-name="L9">
      <style:text-properties fo:font-weight="normal" officeooo:rsid="00169669" officeooo:paragraph-rsid="001a71af" style:font-weight-asian="normal" style:font-weight-complex="normal"/>
    </style:style>
    <style:style style:name="P34" style:family="paragraph" style:parent-style-name="Standard" style:list-style-name="L9">
      <style:text-properties fo:font-weight="normal" officeooo:rsid="00182ecc" officeooo:paragraph-rsid="00182ecc" style:font-weight-asian="normal" style:font-weight-complex="normal"/>
    </style:style>
    <style:style style:name="P35" style:family="paragraph" style:parent-style-name="Standard" style:list-style-name="L9">
      <style:text-properties fo:font-weight="normal" officeooo:rsid="00182ecc" officeooo:paragraph-rsid="001a71af" style:font-weight-asian="normal" style:font-weight-complex="normal"/>
    </style:style>
    <style:style style:name="P36" style:family="paragraph" style:parent-style-name="Standard" style:list-style-name="L9">
      <style:text-properties fo:font-weight="normal" officeooo:rsid="001961f3" officeooo:paragraph-rsid="001961f3" style:font-weight-asian="normal" style:font-weight-complex="normal"/>
    </style:style>
    <style:style style:name="P37" style:family="paragraph" style:parent-style-name="Standard" style:list-style-name="L9">
      <style:text-properties fo:font-weight="normal" officeooo:rsid="001961f3" officeooo:paragraph-rsid="001a71af" style:font-weight-asian="normal" style:font-weight-complex="normal"/>
    </style:style>
    <style:style style:name="P38" style:family="paragraph" style:parent-style-name="Standard" style:list-style-name="L12">
      <style:text-properties officeooo:paragraph-rsid="00169669"/>
    </style:style>
    <style:style style:name="P39" style:family="paragraph" style:parent-style-name="Standard" style:list-style-name="L12">
      <style:text-properties officeooo:paragraph-rsid="001a71af"/>
    </style:style>
    <style:style style:name="P40" style:family="paragraph" style:parent-style-name="Standard" style:list-style-name="L2">
      <style:text-properties officeooo:rsid="00182ecc" officeooo:paragraph-rsid="00182ecc"/>
    </style:style>
    <style:style style:name="P41" style:family="paragraph" style:parent-style-name="Standard" style:list-style-name="L2">
      <style:text-properties officeooo:rsid="00182ecc" officeooo:paragraph-rsid="001a71af"/>
    </style:style>
    <style:style style:name="P42" style:family="paragraph" style:parent-style-name="Standard" style:list-style-name="L9">
      <style:text-properties officeooo:paragraph-rsid="001961f3"/>
    </style:style>
    <style:style style:name="P43" style:family="paragraph" style:parent-style-name="Standard" style:list-style-name="L9">
      <style:text-properties officeooo:paragraph-rsid="001a71af"/>
    </style:style>
    <style:style style:name="P44" style:family="paragraph" style:parent-style-name="Standard" style:list-style-name="L9">
      <style:text-properties officeooo:rsid="001961f3" officeooo:paragraph-rsid="001961f3"/>
    </style:style>
    <style:style style:name="P45" style:family="paragraph" style:parent-style-name="Standard" style:list-style-name="L9">
      <style:text-properties officeooo:rsid="001961f3" officeooo:paragraph-rsid="001a71af"/>
    </style:style>
    <style:style style:name="P46" style:family="paragraph" style:parent-style-name="Standard">
      <style:text-properties officeooo:rsid="001961f3" officeooo:paragraph-rsid="001961f3"/>
    </style:style>
    <style:style style:name="P47" style:family="paragraph" style:parent-style-name="Standard">
      <style:text-properties officeooo:rsid="001961f3" officeooo:paragraph-rsid="001a71af"/>
    </style:style>
    <style:style style:name="P48" style:family="paragraph" style:parent-style-name="Standard" style:list-style-name="L14">
      <style:text-properties officeooo:rsid="001a58f9" officeooo:paragraph-rsid="001a71af"/>
    </style:style>
    <style:style style:name="P49" style:family="paragraph" style:parent-style-name="Standard" style:list-style-name="L14">
      <style:text-properties officeooo:paragraph-rsid="001a58f9"/>
    </style:style>
    <style:style style:name="P50" style:family="paragraph" style:parent-style-name="Standard" style:list-style-name="L14">
      <style:text-properties officeooo:paragraph-rsid="001a71af"/>
    </style:style>
    <style:style style:name="P51" style:family="paragraph" style:parent-style-name="Standard" style:list-style-name="L14">
      <style:text-properties officeooo:rsid="001a71af" officeooo:paragraph-rsid="001a71af"/>
    </style:style>
    <style:style style:name="P52" style:family="paragraph" style:parent-style-name="Standard">
      <style:text-properties officeooo:rsid="001a71af" officeooo:paragraph-rsid="001a71af"/>
    </style:style>
    <style:style style:name="P53" style:family="paragraph" style:parent-style-name="Standard">
      <style:text-properties officeooo:paragraph-rsid="001a71af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1318a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38cd7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5000f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69669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961f3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a58f9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1a71af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5000f" style:font-size-asian="16pt" style:font-size-complex="16pt"/>
    </style:style>
    <style:style style:name="T11" style:family="text">
      <style:text-properties fo:font-size="16pt" officeooo:rsid="001318a4" style:font-size-asian="16pt" style:font-size-complex="16pt"/>
    </style:style>
    <style:style style:name="T12" style:family="text">
      <style:text-properties fo:font-size="16pt" officeooo:rsid="001961f3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318a4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38cd7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5000f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69669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82ecc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961f3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1a58f9" style:font-size-asian="16pt" style:font-weight-asian="bold" style:font-size-complex="16pt" style:font-weight-complex="bold"/>
    </style:style>
    <style:style style:name="T21" style:family="text">
      <style:text-properties officeooo:rsid="001500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Setup :-</text:p>
      <text:p text:style-name="P4"/>
      <text:p text:style-name="P6">Software Required :-</text:p>
      <text:list xml:id="list1076999501" text:style-name="L1">
        <text:list-item>
          <text:p text:style-name="P7">Node Js</text:p>
        </text:list-item>
        <text:list-item>
          <text:p text:style-name="P7">NPM</text:p>
        </text:list-item>
        <text:list-item>
          <text:p text:style-name="P7">Angular CLI</text:p>
        </text:list-item>
        <text:list-item>
          <text:p text:style-name="P11">Visual Studio code</text:p>
        </text:list-item>
      </text:list>
      <text:p text:style-name="P6"/>
      <text:p text:style-name="P27">Windows </text:p>
      <text:p text:style-name="P6"/>
      <text:p text:style-name="P6">Steps to install software :-</text:p>
      <text:p text:style-name="P6"/>
      <text:list xml:id="list800185619" text:style-name="L2">
        <text:list-item>
          <text:p text:style-name="P12"><text:span text:style-name="T2">Download </text:span><text:span text:style-name="T14">Node Js</text:span><text:span text:style-name="T2"> from </text:span><text:a xlink:type="simple" xlink:href="https://nodejs.org/en/download/" text:style-name="Internet_20_link" text:visited-style-name="Visited_20_Internet_20_Link"><text:span text:style-name="T9">https://nodejs.org/en/download</text:span></text:a><text:span text:style-name="T2"> according to your system configuration like </text:span><text:span text:style-name="T14">32 bit</text:span><text:span text:style-name="T2"> or </text:span><text:span text:style-name="T14">64 bit</text:span><text:span text:style-name="T2">.</text:span></text:p>
        </text:list-item>
        <text:list-item>
          <text:p text:style-name="P12"><text:span text:style-name="T2">You can download </text:span><text:span text:style-name="T14">Windows Installer(.msi)</text:span><text:span text:style-name="T2"> file.</text:span></text:p>
        </text:list-item>
        <text:list-item>
          <text:p text:style-name="P1"><text:span text:style-name="T1">Once download is </text:span><text:span text:style-name="T13">complete</text:span><text:span text:style-name="T1"> go to to </text:span><text:span text:style-name="T13">location</text:span><text:span text:style-name="T15">(downloads)</text:span><text:span text:style-name="T1"> where </text:span><text:span text:style-name="T3">file</text:span><text:span text:style-name="T1"> is downloaded.</text:span></text:p>
        </text:list-item>
        <text:list-item>
          <text:p text:style-name="P15"><text:span text:style-name="T1">Double click on </text:span><text:span text:style-name="T13">folder</text:span><text:span text:style-name="T1"> and </text:span><text:span text:style-name="T13">continue</text:span><text:span text:style-name="T1"> with </text:span><text:span text:style-name="T13">next</text:span><text:span text:style-name="T1"> options. </text:span></text:p>
        </text:list-item>
        <text:list-item>
          <text:p text:style-name="P15"><text:span text:style-name="T1">If got options to select anything </text:span><text:span text:style-name="T13">select all </text:span><text:span text:style-name="T1">the </text:span><text:span text:style-name="T13">check-boxes </text:span><text:span text:style-name="T1">and then </text:span><text:span text:style-name="T13">continue</text:span><text:span text:style-name="T1"> with </text:span><text:span text:style-name="T13">next</text:span><text:span text:style-name="T1"> option.</text:span></text:p>
        </text:list-item>
        <text:list-item>
          <text:p text:style-name="P15"><text:span text:style-name="T1">Once </text:span><text:span text:style-name="T13">completed all</text:span><text:span text:style-name="T1"> steps just click on </text:span><text:span text:style-name="T13">finish</text:span><text:span text:style-name="T1"> at the </text:span><text:span text:style-name="T13">end</text:span><text:span text:style-name="T1">.</text:span></text:p>
        </text:list-item>
        <text:list-item>
          <text:p text:style-name="P15"><text:span text:style-name="T1">Open </text:span><text:span text:style-name="T13">command prompt</text:span><text:span text:style-name="T1"> and check the </text:span><text:span text:style-name="T13">version </text:span><text:span text:style-name="T1">of N</text:span><text:span text:style-name="T13">ode Js </text:span><text:span text:style-name="T1">and </text:span><text:span text:style-name="T13">NPM </text:span><text:span text:style-name="T1">by running </text:span></text:p>
        </text:list-item>
      </text:list>
      <text:list xml:id="list228303784" text:style-name="L5">
        <text:list-item>
          <text:p text:style-name="P9">node -v or node –version (for node version <text:span text:style-name="T21">check</text:span>)</text:p>
        </text:list-item>
        <text:list-item>
          <text:p text:style-name="P9">npm -v or npm –version (for npm version check)</text:p>
        </text:list-item>
      </text:list>
      <text:p text:style-name="P18"><text:span text:style-name="T9"><text:tab/></text:span><text:span text:style-name="T10">Note :- </text:span><text:span text:style-name="T4">npm command is slow so it will take time to display npm <text:tab/><text:tab/><text:tab/><text:tab/>version.</text:span></text:p>
      <text:list xml:id="list202648336065556" text:continue-list="list800185619" text:style-name="L2">
        <text:list-item>
          <text:p text:style-name="P25"><text:span text:style-name="T1">Install </text:span><text:span text:style-name="T13">Angular CLI </text:span><text:span text:style-name="T1">by running the </text:span><text:span text:style-name="T13">command</text:span><text:span text:style-name="T1"> </text:span><text:span text:style-name="T5">on </text:span><text:span text:style-name="T17">command prompt</text:span></text:p>
        </text:list-item>
      </text:list>
      <text:list xml:id="list3692915683" text:style-name="L12">
        <text:list-item>
          <text:list>
            <text:list-item>
              <text:list>
                <text:list-item>
                  <text:p text:style-name="P38"><text:span text:style-name="T16">npm install -g @angular/cli <text:s text:c="2"/></text:span></text:p>
                </text:list-item>
              </text:list>
            </text:list-item>
          </text:list>
        </text:list-item>
      </text:list>
      <text:p text:style-name="P29"><text:span text:style-name="T16"><text:tab/>Note :- </text:span><text:span text:style-name="T4">If there is any error in the installation of angular cli Go <text:tab/><text:tab/><text:tab/><text:tab/>through this u</text:span><text:span text:style-name="T5">r</text:span><text:span text:style-name="T4">l – </text:span><text:a xlink:type="simple" xlink:href="https://angular.io/guide/setup-local" text:style-name="Internet_20_link" text:visited-style-name="Visited_20_Internet_20_Link"><text:span text:style-name="T4">https://angular.io/guide/setup-local</text:span></text:a><text:span text:style-name="T4">.</text:span><text:span text:style-name="T16"> <text:s text:c="2"/></text:span></text:p>
      <text:list xml:id="list202649161789561" text:continue-list="list202648336065556" text:style-name="L2">
        <text:list-item>
          <text:p text:style-name="P13"><text:span text:style-name="T2">Download </text:span><text:span text:style-name="T18">Visual Studio Code</text:span><text:span text:style-name="T2"> from </text:span><text:a xlink:type="simple" xlink:href="https://code.visualstudio.com/download" text:style-name="Internet_20_link" text:visited-style-name="Visited_20_Internet_20_Link"><text:span text:style-name="T11">https://code.visualstudio.com/download</text:span></text:a><text:span text:style-name="T11"> </text:span><text:span text:style-name="T2">according to your system configuration like </text:span><text:span text:style-name="T14">32 bit</text:span><text:span text:style-name="T2"> or </text:span><text:span text:style-name="T14">64 bit</text:span><text:span text:style-name="T2">.</text:span></text:p>
        </text:list-item>
        <text:list-item>
          <text:p text:style-name="P13"><text:span text:style-name="T2">You can download </text:span><text:span text:style-name="T18">User</text:span><text:span text:style-name="T14"> Installer</text:span><text:span text:style-name="T2"> file.</text:span></text:p>
        </text:list-item>
        <text:list-item>
          <text:p text:style-name="P2"><text:soft-page-break/><text:span text:style-name="T1">Once download is </text:span><text:span text:style-name="T13">complete</text:span><text:span text:style-name="T1"> go to to </text:span><text:span text:style-name="T13">location</text:span><text:span text:style-name="T15">(downloads)</text:span><text:span text:style-name="T1"> where </text:span><text:span text:style-name="T3">file</text:span><text:span text:style-name="T1"> is downloaded.</text:span></text:p>
        </text:list-item>
        <text:list-item>
          <text:p text:style-name="P16"><text:span text:style-name="T1">Double click on </text:span><text:span text:style-name="T13">folder</text:span><text:span text:style-name="T1"> and </text:span><text:span text:style-name="T13">continue</text:span><text:span text:style-name="T1"> with </text:span><text:span text:style-name="T13">next</text:span><text:span text:style-name="T1"> options. </text:span></text:p>
        </text:list-item>
        <text:list-item>
          <text:p text:style-name="P16"><text:span text:style-name="T1">If got options to select anything </text:span><text:span text:style-name="T13">select all </text:span><text:span text:style-name="T1">the </text:span><text:span text:style-name="T13">check-boxes </text:span><text:span text:style-name="T1">and then </text:span><text:span text:style-name="T13">continue</text:span><text:span text:style-name="T1"> with </text:span><text:span text:style-name="T13">next</text:span><text:span text:style-name="T1"> option.</text:span></text:p>
        </text:list-item>
        <text:list-item>
          <text:p text:style-name="P16"><text:span text:style-name="T2">Once </text:span><text:span text:style-name="T14">completed all</text:span><text:span text:style-name="T2"> steps just click on </text:span><text:span text:style-name="T14">finish</text:span><text:span text:style-name="T2"> at the </text:span><text:span text:style-name="T14">end</text:span><text:span text:style-name="T2">.</text:span></text:p>
        </text:list-item>
        <text:list-item>
          <text:p text:style-name="P40"><text:span text:style-name="T2">Y</text:span><text:span text:style-name="T1">ou can see the option of </text:span><text:span text:style-name="T13">visual studio code</text:span><text:span text:style-name="T1"> on </text:span><text:span text:style-name="T13">desktop</text:span><text:span text:style-name="T1">.</text:span></text:p>
        </text:list-item>
      </text:list>
      <text:p text:style-name="P29"><text:span text:style-name="T16"/></text:p>
      <text:p text:style-name="P30"><text:span text:style-name="T16">P</text:span><text:span text:style-name="T13">roject Setup :-</text:span></text:p>
      <text:p text:style-name="P30"><text:span text:style-name="T13"/></text:p>
      <text:p text:style-name="P30"><text:span text:style-name="T13">For running and checking on local system</text:span></text:p>
      <text:list xml:id="list671912645" text:style-name="L9">
        <text:list-item>
          <text:p text:style-name="P32"><text:span text:style-name="T13">Download zip folder</text:span><text:span text:style-name="T9"> given by our team.</text:span></text:p>
        </text:list-item>
        <text:list-item>
          <text:p text:style-name="P32"><text:span text:style-name="T9">Go to the zip folder location (</text:span><text:span text:style-name="T13">Downloads</text:span><text:span text:style-name="T9">) and </text:span><text:span text:style-name="T13">extract zip folder</text:span><text:span text:style-name="T9"> by right click and </text:span><text:span text:style-name="T13">extract</text:span><text:span text:style-name="T9"> option.</text:span></text:p>
        </text:list-item>
        <text:list-item>
          <text:p text:style-name="P34"><text:span text:style-name="T9">Open </text:span><text:span text:style-name="T13">visual studio code </text:span><text:span text:style-name="T9">and go to top left corner and </text:span><text:span text:style-name="T13">click</text:span><text:span text:style-name="T9"> on </text:span><text:span text:style-name="T13">file</text:span><text:span text:style-name="T9"> option then click on </text:span><text:span text:style-name="T13">open folder </text:span><text:span text:style-name="T9">and </text:span><text:span text:style-name="T13">select</text:span><text:span text:style-name="T9"> the </text:span><text:span text:style-name="T13">extracted project folder</text:span><text:span text:style-name="T9">.</text:span></text:p>
        </text:list-item>
        <text:list-item>
          <text:p text:style-name="P34"><text:span text:style-name="T9">Click on </text:span><text:span text:style-name="T13">Terminal </text:span><text:span text:style-name="T9">on the top of the visual studio code.</text:span></text:p>
        </text:list-item>
        <text:list-item>
          <text:p text:style-name="P34"><text:span text:style-name="T9">It will </text:span><text:span text:style-name="T13">open</text:span><text:span text:style-name="T9"> a </text:span><text:span text:style-name="T13">terminal </text:span><text:span text:style-name="T9">in VsCode (Visual Studio code) itself.</text:span></text:p>
        </text:list-item>
        <text:list-item>
          <text:p text:style-name="P34"><text:span text:style-name="T9">Then type command </text:span><text:span text:style-name="T13">npm install </text:span><text:span text:style-name="T9">(to install node modules and package).</text:span></text:p>
          <text:p text:style-name="P34"><text:span text:style-name="T16">Note :- </text:span><text:span text:style-name="T12">It will take some time.</text:span></text:p>
        </text:list-item>
        <text:list-item>
          <text:p text:style-name="P36"><text:span text:style-name="T9">After successful installation of </text:span><text:span text:style-name="T13">node modules </text:span><text:span text:style-name="T9">run the command </text:span></text:p>
          <text:p text:style-name="P20"><text:span text:style-name="T9">ng serve</text:span><text:span text:style-name="T1"> to run the project.</text:span></text:p>
        </text:list-item>
        <text:list-item>
          <text:p text:style-name="P20"><text:span text:style-name="T1">Once it will display </text:span><text:span text:style-name="T9">compiled successful </text:span><text:span text:style-name="T1">message on terminal open</text:span></text:p>
          <text:p text:style-name="P42"><text:span text:style-name="T6">your </text:span><text:span text:style-name="T19">browser</text:span><text:span text:style-name="T6"> (google chrome) and type </text:span><text:a xlink:type="simple" xlink:href="http://localhost:4200/" text:style-name="Internet_20_link" text:visited-style-name="Visited_20_Internet_20_Link"><text:span text:style-name="T1">http://localhost:4200/</text:span></text:a><text:span text:style-name="T6"> in url tab.</text:span></text:p>
        </text:list-item>
        <text:list-item>
          <text:p text:style-name="P44"><text:span text:style-name="T1">And the project will start working.</text:span></text:p>
        </text:list-item>
      </text:list>
      <text:p text:style-name="P46"><text:span text:style-name="T1"/></text:p>
      <text:p text:style-name="P22"><text:span text:style-name="T9">Project Deployment on server :-</text:span></text:p>
      <text:p text:style-name="P22"><text:span text:style-name="T9"><text:tab/></text:span></text:p>
      <text:list xml:id="list3193462815" text:style-name="L14">
        <text:list-item>
          <text:p text:style-name="P49"><text:span text:style-name="T7">Run the command </text:span><text:span text:style-name="T20">ng build –prod </text:span><text:span text:style-name="T7">on the location where </text:span><text:span text:style-name="T20">ng serve</text:span><text:span text:style-name="T7"> was written.</text:span></text:p>
        </text:list-item>
        <text:list-item>
          <text:p text:style-name="P48"><text:span text:style-name="T1">Once these command is completed successful it will generate a </text:span><text:span text:style-name="T13">dist </text:span><text:span text:style-name="T1">folder inside your project. </text:span></text:p>
          <text:p text:style-name="P48"><text:soft-page-break/><text:span text:style-name="T1">(location:- Ex:- </text:span><text:span text:style-name="T8">download → project name(folder) → dist (this is generated folder)</text:span></text:p>
        </text:list-item>
        <text:list-item>
          <text:p text:style-name="P51"><text:span text:style-name="T1">Copy that folder and move it on server.</text:span></text:p>
        </text:list-item>
      </text:list>
      <text:p text:style-name="P52"><text:span text:style-name="T1"/></text:p>
      <text:p text:style-name="P24"><text:span text:style-name="T9">And your project gets successfully deployed on server.</text:span></text:p>
      <text:p text:style-name="P24"><text:span text:style-name="T9"/></text:p>
      <text:p text:style-name="P24"><text:span text:style-name="T9"/></text:p>
      <text:p text:style-name="P24"/>
      <text:p text:style-name="P4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59:36.861323148</meta:creation-date>
    <dc:date>2020-02-23T20:26:46.978846145</dc:date>
    <meta:editing-duration>PT5M56S</meta:editing-duration>
    <meta:editing-cycles>1</meta:editing-cycles>
    <meta:document-statistic meta:table-count="0" meta:image-count="0" meta:object-count="0" meta:page-count="3" meta:paragraph-count="49" meta:word-count="488" meta:character-count="2798" meta:non-whitespace-character-count="2368"/>
    <meta:generator>LibreOffice/6.0.7.3$Linux_X86_64 LibreOffice_project/00m0$Build-3</meta:generator>
  </office:meta>
</office:document-meta>
</file>